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text">
      <style:graphic-properties draw:auto-grow-height="true" draw:auto-grow-width="true" fo:min-height="0.336cm" fo:min-width="9.6cm"/>
    </style:style>
    <style:style style:name="gr3" style:family="graphic" style:parent-style-name="text">
      <style:graphic-properties draw:auto-grow-height="true" draw:auto-grow-width="true" fo:min-height="0.336cm" fo:min-width="1.056cm"/>
    </style:style>
    <style:style style:name="gr4" style:family="graphic" style:parent-style-name="text">
      <style:graphic-properties draw:auto-grow-height="true" draw:auto-grow-width="true" fo:min-height="0.336cm" fo:min-width="0.908cm"/>
    </style:style>
    <style:style style:name="gr5" style:family="graphic" style:parent-style-name="text">
      <style:graphic-properties draw:auto-grow-height="true" draw:auto-grow-width="true" fo:min-height="0.336cm" fo:min-width="0.671cm"/>
    </style:style>
    <style:style style:name="gr6" style:family="graphic" style:parent-style-name="text">
      <style:graphic-properties draw:auto-grow-height="true" draw:auto-grow-width="true" fo:min-height="0.336cm" fo:min-width="1.53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text">
      <style:graphic-properties draw:auto-grow-height="true" draw:auto-grow-width="true" fo:min-height="0.336cm" fo:min-width="1.331cm"/>
    </style:style>
    <style:style style:name="gr9" style:family="graphic" style:parent-style-name="text">
      <style:graphic-properties draw:fill="solid" draw:fill-color="#ffffff" draw:auto-grow-height="true" draw:auto-grow-width="true" fo:min-height="0.336cm" fo:min-width="2.013cm" fo:padding-top="0.1cm" fo:padding-bottom="0.1cm" fo:padding-left="0.1cm" fo:padding-right="0.1cm"/>
    </style:style>
    <style:style style:name="gr10" style:family="graphic" style:parent-style-name="objectwithoutfill">
      <style:graphic-properties draw:fill="solid" draw:fill-color="#ffffff" draw:textarea-vertical-align="middle"/>
    </style:style>
    <style:style style:name="gr11" style:family="graphic" style:parent-style-name="text">
      <style:graphic-properties draw:auto-grow-height="true" draw:auto-grow-width="true" fo:min-height="0.336cm" fo:min-width="1.894cm"/>
    </style:style>
    <style:style style:name="gr12" style:family="graphic" style:parent-style-name="text">
      <style:graphic-properties draw:auto-grow-height="true" draw:auto-grow-width="true" fo:min-height="0.336cm" fo:min-width="2.381cm"/>
    </style:style>
    <style:style style:name="gr13" style:family="graphic" style:parent-style-name="text">
      <style:graphic-properties draw:auto-grow-height="true" draw:auto-grow-width="true" fo:min-height="1.006cm" fo:min-width="1.636cm"/>
    </style:style>
    <style:style style:name="gr14" style:family="graphic" style:parent-style-name="objectwithoutfill">
      <style:graphic-properties draw:marker-end="Arrow" draw:marker-end-width="0.1cm" draw:fill="none" draw:textarea-vertical-align="middl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fill="solid" draw:fill-color="#ffffff"/>
    </style:style>
    <style:style style:name="gr17" style:family="graphic" style:parent-style-name="objectwithoutfill">
      <style:graphic-properties draw:fill="hatch" draw:fill-color="#ffffff" draw:fill-hatch-name="Black_20_45_20_Degrees" draw:fill-hatch-solid="true" draw:textarea-vertical-align="middle"/>
    </style:style>
    <style:style style:name="gr18" style:family="graphic" style:parent-style-name="text">
      <style:graphic-properties draw:auto-grow-height="true" draw:auto-grow-width="true" fo:min-height="0.412cm" fo:min-width="0.811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72cm" fo:min-width="0.933cm" fo:padding-top="0cm" fo:padding-bottom="0cm" fo:padding-left="0cm" fo:padding-right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1.1cm"/>
    </style:style>
    <style:style style:name="gr21" style:family="graphic" style:parent-style-name="text">
      <style:graphic-properties draw:auto-grow-height="true" draw:auto-grow-width="true" fo:min-height="0.336cm" fo:min-width="0.442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text">
      <style:graphic-properties draw:auto-grow-height="true" draw:auto-grow-width="true" fo:min-height="0.4cm" fo:min-width="0.811cm"/>
    </style:style>
    <style:style style:name="gr24" style:family="graphic" style:parent-style-name="text">
      <style:graphic-properties draw:auto-grow-height="true" draw:auto-grow-width="true" fo:min-height="1.006cm" fo:min-width="0.819cm"/>
    </style:style>
    <style:style style:name="gr25" style:family="graphic" style:parent-style-name="text">
      <style:graphic-properties draw:auto-grow-height="true" draw:auto-grow-width="true" fo:min-height="0.394cm" fo:min-width="0.811cm"/>
    </style:style>
    <style:style style:name="gr26" style:family="graphic" style:parent-style-name="objectwithoutfill">
      <style:graphic-properties draw:fill="none" draw:textarea-vertical-align="top" fo:padding-top="0cm" fo:padding-bottom="0.4cm"/>
    </style:style>
    <style:style style:name="gr27" style:family="graphic" style:parent-style-name="text">
      <style:graphic-properties draw:auto-grow-height="true" draw:auto-grow-width="true" fo:min-height="0.336cm" fo:min-width="1.6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Mono2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ffffff"/>
      <style:paragraph-properties fo:text-align="end"/>
      <style:text-properties fo:font-style="italic" style:font-style-asian="italic" style:font-style-complex="italic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hatch" draw:fill-color="#ffffff" draw:fill-hatch-name="Black_20_45_20_Degrees" draw:fill-hatch-solid="true"/>
      <style:paragraph-properties fo:text-align="center"/>
    </style:style>
    <style:style style:name="P8" style:family="paragraph">
      <style:text-properties fo:font-size="6.5pt" style:font-size-asian="6.5pt" style:font-size-complex="6.5pt"/>
    </style:style>
    <style:style style:name="P9" style:family="paragraph">
      <loext:graphic-properties draw:fill="none" draw:fill-color="#ffffff"/>
      <style:text-properties fo:font-size="6.5pt" style:font-size-asian="6.5pt" style:font-size-complex="6.5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cm" svg:y1="1.236cm" svg:x2="3cm" svg:y2="5.036cm">
          <text:p/>
        </draw:line>
        <draw:line draw:style-name="gr1" draw:text-style-name="P1" draw:layer="layout" svg:x1="3.4cm" svg:y1="1.236cm" svg:x2="3.4cm" svg:y2="5.036cm">
          <text:p/>
        </draw:line>
        <draw:line draw:style-name="gr1" draw:text-style-name="P2" draw:layer="layout" svg:x1="3.8cm" svg:y1="1.236cm" svg:x2="3.8cm" svg:y2="5.036cm">
          <text:p/>
        </draw:line>
        <draw:frame draw:style-name="gr2" draw:text-style-name="P3" draw:layer="layout" svg:width="9.6cm" svg:height="0.336cm" svg:x="2.2cm" svg:y="0.089cm">
          <draw:text-box>
            <text:p text:style-name="P3">CLK rising edges</text:p>
          </draw:text-box>
        </draw:frame>
        <draw:frame draw:style-name="gr3" draw:text-style-name="P4" draw:layer="layout" svg:width="1.056cm" svg:height="0.336cm" svg:x="1.144cm" svg:y="1.455cm">
          <draw:text-box>
            <text:p text:style-name="P4">r_block</text:p>
          </draw:text-box>
        </draw:frame>
        <draw:frame draw:style-name="gr4" draw:text-style-name="P4" draw:layer="layout" svg:width="0.908cm" svg:height="0.336cm" svg:x="1.292cm" svg:y="2.079cm">
          <draw:text-box>
            <text:p text:style-name="P4">r_byte</text:p>
          </draw:text-box>
        </draw:frame>
        <draw:frame draw:style-name="gr5" draw:text-style-name="P4" draw:layer="layout" svg:width="0.671cm" svg:height="0.336cm" svg:x="1.529cm" svg:y="3.655cm">
          <draw:text-box>
            <text:p text:style-name="P4">busy</text:p>
          </draw:text-box>
        </draw:frame>
        <draw:frame draw:style-name="gr6" draw:text-style-name="P4" draw:layer="layout" svg:width="1.534cm" svg:height="0.336cm" svg:x="0.666cm" svg:y="2.855cm">
          <draw:text-box>
            <text:p text:style-name="P4">addr[31:0]</text:p>
          </draw:text-box>
        </draw:frame>
        <draw:polyline draw:style-name="gr7" draw:text-style-name="P1" draw:layer="layout" svg:width="9.899cm" svg:height="0.399cm" svg:x="2.4cm" svg:y="1.436cm" svg:viewBox="0 0 9900 400" draw:points="0,400 1000,400 1000,0 7800,0 7800,400 9900,400">
          <text:p/>
        </draw:polyline>
        <draw:polyline draw:style-name="gr7" draw:text-style-name="P1" draw:layer="layout" svg:width="9.899cm" svg:height="0.399cm" svg:x="2.4cm" svg:y="2.036cm" svg:viewBox="0 0 9900 400" draw:points="0,400 2600,400 2600,0 3000,0 3000,400 3400,400 4200,400 4200,0 4600,0 4600,400 9900,400">
          <text:p/>
        </draw:polyline>
        <draw:line draw:style-name="gr1" draw:text-style-name="P1" draw:layer="layout" svg:x1="4.6cm" svg:y1="1.236cm" svg:x2="4.6cm" svg:y2="5.036cm">
          <text:p/>
        </draw:line>
        <draw:line draw:style-name="gr1" draw:text-style-name="P2" draw:layer="layout" svg:x1="5cm" svg:y1="1.236cm" svg:x2="5cm" svg:y2="5.236cm">
          <text:p/>
        </draw:line>
        <draw:line draw:style-name="gr1" draw:text-style-name="P1" draw:layer="layout" svg:x1="5.4cm" svg:y1="1.236cm" svg:x2="5.4cm" svg:y2="5.036cm">
          <text:p/>
        </draw:line>
        <draw:line draw:style-name="gr1" draw:text-style-name="P1" draw:layer="layout" svg:x1="5.8cm" svg:y1="1.236cm" svg:x2="5.8cm" svg:y2="5.036cm">
          <text:p/>
        </draw:line>
        <draw:line draw:style-name="gr1" draw:text-style-name="P1" draw:layer="layout" svg:x1="6.6cm" svg:y1="1.236cm" svg:x2="6.6cm" svg:y2="5.236cm">
          <text:p/>
        </draw:line>
        <draw:line draw:style-name="gr1" draw:text-style-name="P1" draw:layer="layout" svg:x1="7cm" svg:y1="1.236cm" svg:x2="7cm" svg:y2="5.036cm">
          <text:p/>
        </draw:line>
        <draw:line draw:style-name="gr1" draw:text-style-name="P2" draw:layer="layout" svg:x1="7.4cm" svg:y1="1.236cm" svg:x2="7.4cm" svg:y2="5.036cm">
          <text:p/>
        </draw:line>
        <draw:frame draw:style-name="gr8" draw:text-style-name="P4" draw:layer="layout" svg:width="1.331cm" svg:height="0.336cm" svg:x="0.869cm" svg:y="5.055cm">
          <draw:text-box>
            <text:p text:style-name="P4">dout[7:0]</text:p>
          </draw:text-box>
        </draw:frame>
        <draw:polyline draw:style-name="gr7" draw:text-style-name="P1" draw:layer="layout" svg:width="9.899cm" svg:height="0.407cm" svg:x="2.4cm" svg:y="3.628cm" svg:viewBox="0 0 9900 408" draw:points="0,407 1400,407 1402,7 2600,7 2600,407 3000,408 3000,8 3400,7 4200,8 4200,408 4600,407 4600,400 4600,0 6200,8 6200,407 7800,408 7800,8 9400,8 9400,408 9900,408">
          <text:p/>
        </draw:polyline>
        <draw:frame draw:style-name="gr9" draw:text-style-name="P5" draw:layer="layout" svg:width="2.213cm" svg:height="0.536cm" svg:x="5.672cm" svg:y="1.2cm">
          <draw:text-box>
            <text:p text:style-name="P4"><text:span text:style-name="T1">keep asserted</text:span></text:p>
          </draw:text-box>
        </draw:frame>
        <draw:polygon draw:style-name="gr10" draw:text-style-name="P6" draw:layer="layout" svg:width="2.399cm" svg:height="0.399cm" svg:x="3.4cm" svg:y="2.836cm" svg:viewBox="0 0 2400 400" draw:points="200,0 2200,0 2400,200 2200,400 200,400 0,200">
          <text:p/>
        </draw:polygon>
        <draw:frame draw:style-name="gr11" draw:text-style-name="P4" draw:layer="layout" svg:width="1.894cm" svg:height="0.336cm" svg:x="3.644cm" svg:y="2.879cm">
          <draw:text-box>
            <text:p text:style-name="P4">0x0000AABB</text:p>
          </draw:text-box>
        </draw:frame>
        <draw:line draw:style-name="gr1" draw:text-style-name="P2" draw:layer="layout" svg:x1="8.2cm" svg:y1="1.236cm" svg:x2="8.2cm" svg:y2="5.036cm">
          <text:p/>
        </draw:line>
        <draw:line draw:style-name="gr1" draw:text-style-name="P2" draw:layer="layout" svg:x1="8.6cm" svg:y1="1.236cm" svg:x2="8.6cm" svg:y2="5.236cm">
          <text:p/>
        </draw:line>
        <draw:line draw:style-name="gr1" draw:text-style-name="P2" draw:layer="layout" svg:x1="9cm" svg:y1="1.236cm" svg:x2="9cm" svg:y2="5.036cm">
          <text:p/>
        </draw:line>
        <draw:line draw:style-name="gr1" draw:text-style-name="P2" draw:layer="layout" svg:x1="9.4cm" svg:y1="1.236cm" svg:x2="9.4cm" svg:y2="5.036cm">
          <text:p/>
        </draw:line>
        <draw:polygon draw:style-name="gr10" draw:text-style-name="P6" draw:layer="layout" svg:width="1.599cm" svg:height="0.399cm" svg:x="8.6cm" svg:y="5.036cm" svg:viewBox="0 0 1600 400" draw:points="200,0 1400,0 1600,200 1400,400 200,400 0,200">
          <text:p/>
        </draw:polygon>
        <draw:line draw:style-name="gr1" draw:text-style-name="P2" draw:layer="layout" svg:x1="9.8cm" svg:y1="1.236cm" svg:x2="9.8cm" svg:y2="5.036cm">
          <text:p/>
        </draw:line>
        <draw:line draw:style-name="gr1" draw:text-style-name="P2" draw:layer="layout" svg:x1="10.2cm" svg:y1="1.236cm" svg:x2="10.2cm" svg:y2="5.236cm">
          <text:p/>
        </draw:line>
        <draw:frame draw:style-name="gr12" draw:text-style-name="P4" draw:layer="layout" svg:width="2.381cm" svg:height="0.336cm" svg:x="9.169cm" svg:y="0.5cm">
          <draw:text-box>
            <text:p text:style-name="P4">abort read block</text:p>
          </draw:text-box>
        </draw:frame>
        <draw:line draw:style-name="gr1" draw:text-style-name="P2" draw:layer="layout" svg:x1="10.6cm" svg:y1="1.236cm" svg:x2="10.6cm" svg:y2="5.036cm">
          <text:p/>
        </draw:line>
        <draw:line draw:style-name="gr1" draw:text-style-name="P2" draw:layer="layout" svg:x1="11cm" svg:y1="1.236cm" svg:x2="11cm" svg:y2="5.036cm">
          <text:p/>
        </draw:line>
        <draw:line draw:style-name="gr1" draw:text-style-name="P2" draw:layer="layout" svg:x1="11.4cm" svg:y1="1.236cm" svg:x2="11.4cm" svg:y2="5.036cm">
          <text:p/>
        </draw:line>
        <draw:frame draw:style-name="gr13" draw:text-style-name="P3" draw:layer="layout" svg:width="1.636cm" svg:height="1.006cm" svg:x="10.964cm" svg:y="6.036cm">
          <draw:text-box>
            <text:p text:style-name="P3">ready</text:p>
            <text:p text:style-name="P3">to get </text:p>
            <text:p text:style-name="P3">other block</text:p>
          </draw:text-box>
        </draw:frame>
        <draw:line draw:style-name="gr14" draw:text-style-name="P1" draw:layer="layout" svg:x1="11.4cm" svg:y1="5.424cm" svg:x2="11.4cm" svg:y2="5.024cm">
          <text:p/>
        </draw:line>
        <draw:line draw:style-name="gr1" draw:text-style-name="P1" draw:layer="layout" svg:x1="2.6cm" svg:y1="1.236cm" svg:x2="2.6cm" svg:y2="5.036cm">
          <text:p/>
        </draw:line>
        <draw:g>
          <draw:custom-shape draw:style-name="gr15" draw:text-style-name="P6" draw:layer="layout" svg:width="0.2cm" svg:height="0.2cm" svg:x="4.12cm" svg:y="1.34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4.169cm" svg:y="1.346cm" svg:viewBox="0 0 48 100" svg:d="M0 0c109 50 0 100 0 100">
            <text:p/>
          </draw:path>
          <draw:path draw:style-name="gr16" draw:text-style-name="P6" draw:layer="layout" svg:width="0.047cm" svg:height="0.099cm" svg:x="4.12cm" svg:y="1.446cm" svg:viewBox="0 0 48 100" svg:d="M48 0c-109 50 0 100 0 100">
            <text:p/>
          </draw:path>
          <draw:path draw:style-name="gr16" draw:text-style-name="P6" draw:layer="layout" svg:width="0.047cm" svg:height="0.099cm" svg:x="4.271cm" svg:y="1.346cm" svg:viewBox="0 0 48 100" svg:d="M0 0c109 50 0 100 0 100">
            <text:p/>
          </draw:path>
          <draw:path draw:style-name="gr16" draw:text-style-name="P6" draw:layer="layout" svg:width="0.047cm" svg:height="0.099cm" svg:x="4.223cm" svg:y="1.446cm" svg:viewBox="0 0 48 100" svg:d="M48 0c-109 50 0 100 0 100">
            <text:p/>
          </draw:path>
        </draw:g>
        <draw:g>
          <draw:custom-shape draw:style-name="gr15" draw:text-style-name="P6" draw:layer="layout" svg:width="0.2cm" svg:height="0.2cm" svg:x="4.121cm" svg:y="2.342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4.17cm" svg:y="2.342cm" svg:viewBox="0 0 48 100" svg:d="M0 0c109 50 0 100 0 100">
            <text:p/>
          </draw:path>
          <draw:path draw:style-name="gr16" draw:text-style-name="P6" draw:layer="layout" svg:width="0.047cm" svg:height="0.099cm" svg:x="4.121cm" svg:y="2.442cm" svg:viewBox="0 0 48 100" svg:d="M48 0c-109 50 0 100 0 100">
            <text:p/>
          </draw:path>
          <draw:path draw:style-name="gr16" draw:text-style-name="P6" draw:layer="layout" svg:width="0.047cm" svg:height="0.099cm" svg:x="4.272cm" svg:y="2.342cm" svg:viewBox="0 0 48 100" svg:d="M0 0c109 50 0 100 0 100">
            <text:p/>
          </draw:path>
          <draw:path draw:style-name="gr16" draw:text-style-name="P6" draw:layer="layout" svg:width="0.047cm" svg:height="0.099cm" svg:x="4.224cm" svg:y="2.442cm" svg:viewBox="0 0 48 100" svg:d="M48 0c-109 50 0 100 0 100">
            <text:p/>
          </draw:path>
        </draw:g>
        <draw:g>
          <draw:custom-shape draw:style-name="gr15" draw:text-style-name="P6" draw:layer="layout" svg:width="0.2cm" svg:height="0.2cm" svg:x="6.069cm" svg:y="2.35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6.118cm" svg:y="2.35cm" svg:viewBox="0 0 48 100" svg:d="M0 0c109 50 0 100 0 100">
            <text:p/>
          </draw:path>
          <draw:path draw:style-name="gr16" draw:text-style-name="P6" draw:layer="layout" svg:width="0.047cm" svg:height="0.099cm" svg:x="6.069cm" svg:y="2.45cm" svg:viewBox="0 0 48 100" svg:d="M48 0c-109 50 0 100 0 100">
            <text:p/>
          </draw:path>
          <draw:path draw:style-name="gr16" draw:text-style-name="P6" draw:layer="layout" svg:width="0.047cm" svg:height="0.099cm" svg:x="6.22cm" svg:y="2.35cm" svg:viewBox="0 0 48 100" svg:d="M0 0c109 50 0 100 0 100">
            <text:p/>
          </draw:path>
          <draw:path draw:style-name="gr16" draw:text-style-name="P6" draw:layer="layout" svg:width="0.047cm" svg:height="0.099cm" svg:x="6.172cm" svg:y="2.45cm" svg:viewBox="0 0 48 100" svg:d="M48 0c-109 50 0 100 0 100">
            <text:p/>
          </draw:path>
        </draw:g>
        <draw:g>
          <draw:custom-shape draw:style-name="gr15" draw:text-style-name="P6" draw:layer="layout" svg:width="0.2cm" svg:height="0.2cm" svg:x="6.132cm" svg:y="3.552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6.181cm" svg:y="3.552cm" svg:viewBox="0 0 48 100" svg:d="M0 0c109 50 0 100 0 100">
            <text:p/>
          </draw:path>
          <draw:path draw:style-name="gr16" draw:text-style-name="P6" draw:layer="layout" svg:width="0.047cm" svg:height="0.099cm" svg:x="6.132cm" svg:y="3.652cm" svg:viewBox="0 0 48 100" svg:d="M48 0c-109 50 0 100 0 100">
            <text:p/>
          </draw:path>
          <draw:path draw:style-name="gr16" draw:text-style-name="P6" draw:layer="layout" svg:width="0.047cm" svg:height="0.099cm" svg:x="6.283cm" svg:y="3.552cm" svg:viewBox="0 0 48 100" svg:d="M0 0c109 50 0 100 0 100">
            <text:p/>
          </draw:path>
          <draw:path draw:style-name="gr16" draw:text-style-name="P6" draw:layer="layout" svg:width="0.047cm" svg:height="0.099cm" svg:x="6.235cm" svg:y="3.652cm" svg:viewBox="0 0 48 100" svg:d="M48 0c-109 50 0 100 0 100">
            <text:p/>
          </draw:path>
        </draw:g>
        <draw:polygon draw:style-name="gr17" draw:text-style-name="P7" draw:layer="layout" svg:width="6.499cm" svg:height="0.399cm" svg:x="5.8cm" svg:y="2.836cm" svg:viewBox="0 0 6500 400" draw:points="200,0 6500,0 6500,400 200,400 0,200">
          <text:p/>
        </draw:polygon>
        <draw:polygon draw:style-name="gr17" draw:text-style-name="P7" draw:layer="layout" svg:width="2.099cm" svg:height="0.399cm" svg:x="10.2cm" svg:y="5.036cm" svg:viewBox="0 0 2100 400" draw:points="200,0 2100,0 2100,400 200,400 0,200">
          <text:p/>
        </draw:polygon>
        <draw:polygon draw:style-name="gr17" draw:text-style-name="P7" draw:layer="layout" svg:width="2.649cm" svg:height="0.411cm" svg:x="2.35cm" svg:y="5.024cm" svg:viewBox="0 0 2650 412" draw:points="0,0 2450,12 2650,212 2450,412 0,400 0,200">
          <text:p/>
        </draw:polygon>
        <draw:polygon draw:style-name="gr17" draw:text-style-name="P7" draw:layer="layout" svg:width="0.999cm" svg:height="0.399cm" svg:x="2.4cm" svg:y="2.836cm" svg:viewBox="0 0 1000 400" draw:points="0,0 800,0 1000,200 800,400 0,400 0,200">
          <text:p/>
        </draw:polygon>
        <draw:polygon draw:style-name="gr10" draw:text-style-name="P6" draw:layer="layout" svg:width="1.999cm" svg:height="0.399cm" svg:x="6.6cm" svg:y="5.036cm" svg:viewBox="0 0 2000 400" draw:points="200,0 1800,0 2000,200 1800,400 200,400 0,200">
          <text:p/>
        </draw:polygon>
        <draw:frame draw:style-name="gr18" draw:text-style-name="P4" draw:layer="layout" svg:width="1.031cm" svg:height="0.412cm" svg:x="7.134cm" svg:y="5.024cm">
          <draw:text-box>
            <text:p text:style-name="P4">byte[1]</text:p>
          </draw:text-box>
        </draw:frame>
        <draw:g>
          <draw:custom-shape draw:style-name="gr15" draw:text-style-name="P6" draw:layer="layout" svg:width="0.2cm" svg:height="0.2cm" svg:x="4.101cm" svg:y="3.522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4.15cm" svg:y="3.522cm" svg:viewBox="0 0 48 100" svg:d="M0 0c109 50 0 100 0 100">
            <text:p/>
          </draw:path>
          <draw:path draw:style-name="gr16" draw:text-style-name="P6" draw:layer="layout" svg:width="0.047cm" svg:height="0.099cm" svg:x="4.101cm" svg:y="3.622cm" svg:viewBox="0 0 48 100" svg:d="M48 0c-109 50 0 100 0 100">
            <text:p/>
          </draw:path>
          <draw:path draw:style-name="gr16" draw:text-style-name="P6" draw:layer="layout" svg:width="0.047cm" svg:height="0.099cm" svg:x="4.252cm" svg:y="3.522cm" svg:viewBox="0 0 48 100" svg:d="M0 0c109 50 0 100 0 100">
            <text:p/>
          </draw:path>
          <draw:path draw:style-name="gr16" draw:text-style-name="P6" draw:layer="layout" svg:width="0.047cm" svg:height="0.099cm" svg:x="4.204cm" svg:y="3.622cm" svg:viewBox="0 0 48 100" svg:d="M48 0c-109 50 0 100 0 100">
            <text:p/>
          </draw:path>
        </draw:g>
        <draw:g>
          <draw:g>
            <draw:g>
              <draw:custom-shape draw:style-name="gr15" draw:text-style-name="P6" draw:layer="layout" svg:width="0.2cm" svg:height="0.2cm" svg:x="2.525cm" svg:y="5.936cm">
                <text:p/>
                <draw:enhanced-geometry svg:viewBox="0 0 21600 21600" draw:type="rectangle" draw:enhanced-path="M 0 0 L 21600 0 21600 21600 0 21600 0 0 Z N"/>
              </draw:custom-shape>
              <draw:path draw:style-name="gr16" draw:text-style-name="P6" draw:layer="layout" svg:width="0.047cm" svg:height="0.099cm" svg:x="2.574cm" svg:y="5.936cm" svg:viewBox="0 0 48 100" svg:d="M0 0c109 50 0 100 0 100">
                <text:p/>
              </draw:path>
              <draw:path draw:style-name="gr16" draw:text-style-name="P6" draw:layer="layout" svg:width="0.047cm" svg:height="0.099cm" svg:x="2.525cm" svg:y="6.036cm" svg:viewBox="0 0 48 100" svg:d="M48 0c-109 50 0 100 0 100">
                <text:p/>
              </draw:path>
              <draw:path draw:style-name="gr16" draw:text-style-name="P6" draw:layer="layout" svg:width="0.047cm" svg:height="0.099cm" svg:x="2.676cm" svg:y="5.936cm" svg:viewBox="0 0 48 100" svg:d="M0 0c109 50 0 100 0 100">
                <text:p/>
              </draw:path>
              <draw:path draw:style-name="gr16" draw:text-style-name="P6" draw:layer="layout" svg:width="0.047cm" svg:height="0.099cm" svg:x="2.628cm" svg:y="6.036cm" svg:viewBox="0 0 48 100" svg:d="M48 0c-109 50 0 100 0 100">
                <text:p/>
              </draw:path>
            </draw:g>
            <draw:frame draw:style-name="gr19" draw:text-style-name="P9" draw:layer="layout" svg:width="0.933cm" svg:height="0.272cm" svg:x="2.88cm" svg:y="5.9cm">
              <draw:text-box>
                <text:p text:style-name="P8">n cycles</text:p>
              </draw:text-box>
            </draw:frame>
          </draw:g>
          <draw:custom-shape draw:style-name="gr20" draw:text-style-name="P3" draw:layer="layout" svg:width="1.6cm" svg:height="0.4cm" svg:x="2.4cm" svg:y="5.836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1" draw:layer="layout" svg:x1="11.8cm" svg:y1="6.036cm" svg:x2="11.8cm" svg:y2="5.636cm">
          <text:p/>
        </draw:line>
        <draw:frame draw:style-name="gr21" draw:text-style-name="P4" draw:layer="layout" svg:width="0.442cm" svg:height="0.336cm" svg:x="1.758cm" svg:y="4.255cm">
          <draw:text-box>
            <text:p text:style-name="P4">err</text:p>
          </draw:text-box>
        </draw:frame>
        <draw:line draw:style-name="gr22" draw:text-style-name="P1" draw:layer="layout" svg:x1="2.4cm" svg:y1="4.636cm" svg:x2="12.2cm" svg:y2="4.636cm">
          <text:p/>
        </draw:line>
        <draw:polygon draw:style-name="gr10" draw:text-style-name="P6" draw:layer="layout" svg:width="1.599cm" svg:height="0.399cm" svg:x="5cm" svg:y="5.036cm" svg:viewBox="0 0 1600 400" draw:points="200,0 1400,0 1600,200 1400,400 200,400 0,200">
          <text:p/>
        </draw:polygon>
        <draw:frame draw:style-name="gr23" draw:text-style-name="P4" draw:layer="layout" svg:width="1.031cm" svg:height="0.4cm" svg:x="5.236cm" svg:y="5.03cm">
          <draw:text-box>
            <text:p text:style-name="P4">byte[0]</text:p>
          </draw:text-box>
        </draw:frame>
        <draw:frame draw:style-name="gr24" draw:text-style-name="P3" draw:layer="layout" svg:width="0.819cm" svg:height="1.006cm" svg:x="4.609cm" svg:y="5.931cm">
          <draw:text-box>
            <text:p text:style-name="P3">first</text:p>
            <text:p text:style-name="P3">byte</text:p>
            <text:p text:style-name="P3">ready</text:p>
          </draw:text-box>
        </draw:frame>
        <draw:line draw:style-name="gr14" draw:text-style-name="P1" draw:layer="layout" svg:x1="5cm" svg:y1="5.85cm" svg:x2="5cm" svg:y2="5.45cm">
          <text:p/>
        </draw:line>
        <draw:g>
          <draw:custom-shape draw:style-name="gr15" draw:text-style-name="P6" draw:layer="layout" svg:width="0.2cm" svg:height="0.2cm" svg:x="7.683cm" svg:y="2.308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7.732cm" svg:y="2.308cm" svg:viewBox="0 0 48 100" svg:d="M0 0c109 50 0 100 0 100">
            <text:p/>
          </draw:path>
          <draw:path draw:style-name="gr16" draw:text-style-name="P6" draw:layer="layout" svg:width="0.047cm" svg:height="0.099cm" svg:x="7.683cm" svg:y="2.408cm" svg:viewBox="0 0 48 100" svg:d="M48 0c-109 50 0 100 0 100">
            <text:p/>
          </draw:path>
          <draw:path draw:style-name="gr16" draw:text-style-name="P6" draw:layer="layout" svg:width="0.047cm" svg:height="0.099cm" svg:x="7.834cm" svg:y="2.308cm" svg:viewBox="0 0 48 100" svg:d="M0 0c109 50 0 100 0 100">
            <text:p/>
          </draw:path>
          <draw:path draw:style-name="gr16" draw:text-style-name="P6" draw:layer="layout" svg:width="0.047cm" svg:height="0.099cm" svg:x="7.786cm" svg:y="2.408cm" svg:viewBox="0 0 48 100" svg:d="M48 0c-109 50 0 100 0 100">
            <text:p/>
          </draw:path>
        </draw:g>
        <draw:g>
          <draw:custom-shape draw:style-name="gr15" draw:text-style-name="P6" draw:layer="layout" svg:width="0.2cm" svg:height="0.2cm" svg:x="7.746cm" svg:y="3.51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6" draw:layer="layout" svg:width="0.047cm" svg:height="0.099cm" svg:x="7.795cm" svg:y="3.51cm" svg:viewBox="0 0 48 100" svg:d="M0 0c109 50 0 100 0 100">
            <text:p/>
          </draw:path>
          <draw:path draw:style-name="gr16" draw:text-style-name="P6" draw:layer="layout" svg:width="0.047cm" svg:height="0.099cm" svg:x="7.746cm" svg:y="3.61cm" svg:viewBox="0 0 48 100" svg:d="M48 0c-109 50 0 100 0 100">
            <text:p/>
          </draw:path>
          <draw:path draw:style-name="gr16" draw:text-style-name="P6" draw:layer="layout" svg:width="0.047cm" svg:height="0.099cm" svg:x="7.897cm" svg:y="3.51cm" svg:viewBox="0 0 48 100" svg:d="M0 0c109 50 0 100 0 100">
            <text:p/>
          </draw:path>
          <draw:path draw:style-name="gr16" draw:text-style-name="P6" draw:layer="layout" svg:width="0.047cm" svg:height="0.099cm" svg:x="7.849cm" svg:y="3.61cm" svg:viewBox="0 0 48 100" svg:d="M48 0c-109 50 0 100 0 100">
            <text:p/>
          </draw:path>
        </draw:g>
        <draw:frame draw:style-name="gr25" draw:text-style-name="P4" draw:layer="layout" svg:width="1.031cm" svg:height="0.394cm" svg:x="8.85cm" svg:y="5.036cm">
          <draw:text-box>
            <text:p text:style-name="P4">byte[2]</text:p>
          </draw:text-box>
        </draw:frame>
        <draw:line draw:style-name="gr26" draw:text-style-name="P1" draw:layer="layout" svg:x1="0.557cm" svg:y1="3.236cm" svg:x2="0.557cm" svg:y2="1.436cm">
          <text:p text:style-name="P3">INPUTS</text:p>
        </draw:line>
        <draw:line draw:style-name="gr26" draw:text-style-name="P1" draw:layer="layout" svg:x1="0.557cm" svg:y1="5.436cm" svg:x2="0.557cm" svg:y2="3.636cm">
          <text:p text:style-name="P3">OUTPUTS</text:p>
        </draw:line>
        <draw:line draw:style-name="gr1" draw:text-style-name="P2" draw:layer="layout" svg:x1="11.8cm" svg:y1="1.236cm" svg:x2="11.8cm" svg:y2="5.036cm">
          <text:p/>
        </draw:line>
        <draw:line draw:style-name="gr1" draw:text-style-name="P2" draw:layer="layout" svg:x1="12.2cm" svg:y1="1.236cm" svg:x2="12.2cm" svg:y2="5.036cm">
          <text:p/>
        </draw:line>
        <draw:frame draw:style-name="gr27" draw:text-style-name="P4" draw:layer="layout" svg:width="1.681cm" svg:height="0.336cm" svg:x="2.65cm" svg:y="0.5cm">
          <draw:text-box>
            <text:p text:style-name="P4">read block</text:p>
          </draw:text-box>
        </draw:frame>
        <draw:line draw:style-name="gr14" draw:text-style-name="P1" draw:layer="layout" svg:x1="3.4cm" svg:y1="0.85cm" svg:x2="3.4cm" svg:y2="1.2cm">
          <text:p/>
        </draw:line>
        <draw:line draw:style-name="gr14" draw:text-style-name="P1" draw:layer="layout" svg:x1="10.2cm" svg:y1="0.85cm" svg:x2="10.2cm" svg:y2="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5.1.6.2$Linux_X86_64 LibreOffice_project/10m0$Build-2</meta:generator>
    <dc:date>2017-07-23T18:01:52.313385564</dc:date>
    <meta:editing-duration>PT6H50M6S</meta:editing-duration>
    <meta:editing-cycles>38</meta:editing-cycles>
    <dc:creator>Paulino Ruiz de Clavijo Vázquez</dc:creator>
    <meta:document-statistic meta:object-count="109"/>
  </office:meta>
</office:document-meta>
</file>